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n1" text:anchor-type="paragraph" svg:x="0.00354in" svg:y="0.19176in" svg:width="14.96024in" svg:height="9.4700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5354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varopeso</meta:initial-creator>
    <dc:creator>alvaropeso</dc:creator>
    <meta:creation-date>2017-04-05T17:51:00Z</meta:creation-date>
    <dc:date>2017-05-28T21:00:00Z</dc:date>
    <meta:print-date>2017-05-28T21:00:00Z</meta:print-date>
    <meta:template xlink:href="Normal" xlink:type="simple"/>
    <meta:editing-cycles>4</meta:editing-cycles>
    <meta:editing-duration>PT240S</meta:editing-duration>
    <meta:document-statistic meta:page-count="1" meta:paragraph-count="1" meta:word-count="0" meta:character-count="1" meta:row-count="1" meta:non-whitespace-character-count="1"/>
  </office:meta>
</office:document-meta>
</file>